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9cm"/>
    </style:style>
    <style:style style:name="gr7" style:family="graphic" style:parent-style-name="standard">
      <style:graphic-properties draw:stroke="solid" draw:marker-start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family="Arial" style:font-style-name="Normale" style:font-family-generic="swiss" style:font-pitch="variable" style:font-family-asian="Arial" style:font-style-name-asian="Normale" style:font-family-generic-asian="swiss" style:font-pitch-asian="variable" style:font-family-complex="Arial" style:font-style-name-complex="Normale" style:font-family-generic-complex="swiss" style:font-pitch-complex="variabl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2cm" svg:height="2cm" svg:x="8.9cm" svg:y="2cm">
          <text:p text:style-name="P1"><text:span text:style-name="T1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cm" svg:height="2cm" svg:x="12cm" svg:y="5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cm" svg:height="2cm" svg:x="5.5cm" svg:y="5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2cm" svg:height="2cm" svg:x="15.2cm" svg:y="8.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.4cm" svg:y="11.5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2cm" svg:height="2cm" svg:x="10cm" svg:y="20.8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2cm" svg:height="2cm" svg:x="13.5cm" svg:y="17.3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2cm" svg:height="2cm" svg:x="10.2cm" svg:y="14.6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2cm" svg:height="2cm" svg:x="13.6cm" svg:y="11.8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2cm" svg:height="2cm" svg:x="2.4cm" svg:y="11.5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06cm" svg:y1="3.706cm" svg:x2="12.292cm" svg:y2="5.292cm" draw:start-shape="id1" draw:start-glue-point="9" draw:end-shape="id2" draw:end-glue-point="5" svg:d="m10606 3706 1686 1586">
          <text:p/>
        </draw:connector>
        <draw:connector draw:style-name="gr3" draw:text-style-name="P1" draw:layer="layout" draw:type="line" svg:x1="9.192cm" svg:y1="3.706cm" svg:x2="7.206cm" svg:y2="5.292cm" draw:start-shape="id1" draw:start-glue-point="7" draw:end-shape="id3" draw:end-glue-point="11" svg:d="m9192 3706-1986 1586">
          <text:p/>
        </draw:connector>
        <draw:connector draw:style-name="gr3" draw:text-style-name="P1" draw:layer="layout" draw:type="line" svg:x1="13.706cm" svg:y1="6.706cm" svg:x2="15.492cm" svg:y2="8.392cm" draw:start-shape="id2" draw:start-glue-point="9" draw:end-shape="id4" draw:end-glue-point="5" svg:d="m13706 6706 1786 1686">
          <text:p/>
        </draw:connector>
        <draw:connector draw:style-name="gr3" draw:text-style-name="P1" draw:layer="layout" draw:type="line" svg:x1="16.199cm" svg:y1="10.1cm" svg:x2="15.306cm" svg:y2="12.092cm" draw:start-shape="id4" draw:start-glue-point="8" draw:end-shape="id5" draw:end-glue-point="11" svg:d="m16199 10100-893 1992">
          <text:p/>
        </draw:connector>
        <draw:connector draw:style-name="gr3" draw:text-style-name="P1" draw:layer="layout" draw:type="line" svg:x1="13.892cm" svg:y1="13.506cm" svg:x2="11.906cm" svg:y2="14.892cm" draw:start-shape="id5" draw:start-glue-point="7" draw:end-shape="id6" draw:end-glue-point="11" svg:d="m13892 13506-1986 1386">
          <text:p/>
        </draw:connector>
        <draw:connector draw:style-name="gr3" draw:text-style-name="P1" draw:layer="layout" draw:type="line" svg:x1="11.906cm" svg:y1="16.306cm" svg:x2="13.792cm" svg:y2="17.592cm" draw:start-shape="id6" draw:start-glue-point="9" draw:end-shape="id7" draw:end-glue-point="5" svg:d="m11906 16306 1886 1286">
          <text:p/>
        </draw:connector>
        <draw:connector draw:style-name="gr3" draw:text-style-name="P1" draw:layer="layout" draw:type="line" svg:x1="13.792cm" svg:y1="19.006cm" svg:x2="11.706cm" svg:y2="21.092cm" draw:start-shape="id7" draw:start-glue-point="7" draw:end-shape="id8" draw:end-glue-point="11" svg:d="m13792 19006-2086 2086">
          <text:p/>
        </draw:connector>
        <draw:connector draw:style-name="gr3" draw:text-style-name="P1" draw:layer="layout" draw:type="line" svg:x1="5.792cm" svg:y1="6.706cm" svg:x2="4.706cm" svg:y2="8.292cm" draw:start-shape="id3" draw:start-glue-point="7" draw:end-shape="id9" draw:end-glue-point="11" svg:d="m5792 6706-1086 1586">
          <text:p/>
        </draw:connector>
        <draw:frame draw:style-name="gr4" draw:text-style-name="P2" draw:id="id10" draw:layer="layout" svg:width="2cm" svg:height="1.039cm" svg:x="13.4cm" svg:y="10.1cm">
          <draw:text-box>
            <text:p text:style-name="P1"><text:span text:style-name="T2">c_dispari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15.492cm" svg:y1="9.806cm" svg:x2="14.4cm" svg:y2="10.1cm" draw:start-shape="id4" draw:start-glue-point="7" draw:end-shape="id10" draw:end-glue-point="0" svg:d="m15492 9806-1092 294">
          <text:p/>
        </draw:connector>
        <draw:connector draw:style-name="gr5" draw:text-style-name="P1" draw:layer="layout" draw:type="line" svg:x1="16.906cm" svg:y1="9.806cm" svg:x2="17.65cm" svg:y2="11.1cm" draw:start-shape="id4" draw:start-glue-point="9" draw:end-shape="id11" draw:end-glue-point="0" svg:d="m16906 9806 744 1294">
          <text:p/>
        </draw:connector>
        <draw:frame draw:style-name="gr4" draw:text-style-name="P2" draw:id="id11" draw:layer="layout" svg:width="1.5cm" svg:height="1.039cm" svg:x="16.9cm" svg:y="11.1cm">
          <draw:text-box>
            <text:p text:style-name="P1"><text:span text:style-name="T2">c_pari</text:span></text:p>
            <text:p text:style-name="P1"><text:span text:style-name="T2">int</text:span></text:p>
          </draw:text-box>
        </draw:frame>
        <draw:connector draw:style-name="gr5" draw:text-style-name="P1" draw:layer="layout" draw:type="curve" svg:x1="13.4cm" svg:y1="10.619cm" svg:x2="6.499cm" svg:y2="7cm" draw:start-shape="id10" draw:start-glue-point="3" draw:end-shape="id3" draw:end-glue-point="8" svg:d="m13400 10619c-4601 0-6901-1206-6901-3619">
          <text:p/>
        </draw:connector>
        <draw:connector draw:style-name="gr5" draw:text-style-name="P1" draw:layer="layout" draw:type="curve" svg:x1="18.4cm" svg:y1="11.619cm" svg:x2="5.792cm" svg:y2="5.292cm" draw:start-shape="id11" draw:start-glue-point="1" draw:end-shape="id3" draw:end-glue-point="5" svg:d="m18400 11619c751 0 626-3560-2713-5439s-9895-2077-9895-888">
          <text:p/>
        </draw:connector>
        <draw:frame draw:style-name="gr4" draw:text-style-name="P2" draw:id="id13" draw:layer="layout" svg:width="3.5cm" svg:height="1.039cm" svg:x="0.1cm" svg:y="14.561cm">
          <draw:text-box>
            <text:p text:style-name="P1"><text:span text:style-name="T2">::</text:span></text:p>
            <text:p text:style-name="P1"><text:span text:style-name="T2">int * intlist → intlist</text:span></text:p>
          </draw:text-box>
        </draw:frame>
        <draw:frame draw:style-name="gr4" draw:text-style-name="P2" draw:id="id14" draw:layer="layout" svg:width="1.5cm" svg:height="1.039cm" svg:x="4.2cm" svg:y="14.36cm">
          <draw:text-box>
            <text:p text:style-name="P1"><text:span text:style-name="T2">a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2.692cm" svg:y1="13.206cm" svg:x2="1.85cm" svg:y2="14.561cm" draw:start-shape="id12" draw:start-glue-point="7" draw:end-shape="id13" draw:end-glue-point="0" svg:d="m2692 13206-842 1355">
          <text:p/>
        </draw:connector>
        <draw:connector draw:style-name="gr5" draw:text-style-name="P1" draw:layer="layout" draw:type="line" svg:x1="4.106cm" svg:y1="13.206cm" svg:x2="4.95cm" svg:y2="14.36cm" draw:start-shape="id12" draw:start-glue-point="9" draw:end-shape="id14" draw:end-glue-point="0" svg:d="m4106 13206 844 1154">
          <text:p/>
        </draw:connector>
        <draw:frame draw:style-name="gr4" draw:text-style-name="P3" draw:layer="layout" svg:width="3cm" svg:height="0.645cm" svg:x="4.3cm" svg:y="12.2cm">
          <draw:text-box>
            <text:p><text:span text:style-name="T2">: intlist * intlist</text:span></text:p>
          </draw:text-box>
        </draw:frame>
        <draw:frame draw:style-name="gr4" draw:text-style-name="P2" draw:id="id16" draw:layer="layout" svg:width="1cm" svg:height="1.039cm" svg:x="12.5cm" svg:y="24.16cm">
          <draw:text-box>
            <text:p text:style-name="P1"><text:span text:style-name="T2">a</text:span></text:p>
            <text:p text:style-name="P1"><text:span text:style-name="T2">int</text:span></text:p>
          </draw:text-box>
        </draw:frame>
        <draw:frame draw:style-name="gr6" draw:text-style-name="P2" draw:id="id15" draw:layer="layout" svg:width="3cm" svg:height="1.039cm" svg:x="7.6cm" svg:y="24.16cm">
          <draw:text-box>
            <text:p text:style-name="P1"><text:span text:style-name="T2">-</text:span></text:p>
            <text:p text:style-name="P1"><text:span text:style-name="T2">int * int → int</text:span></text:p>
          </draw:text-box>
        </draw:frame>
        <draw:connector draw:style-name="gr5" draw:text-style-name="P1" draw:layer="layout" draw:type="line" svg:x1="10.292cm" svg:y1="22.506cm" svg:x2="9.1cm" svg:y2="24.16cm" draw:start-shape="id8" draw:start-glue-point="7" draw:end-shape="id15" draw:end-glue-point="0" svg:d="m10292 22506-1192 1654">
          <text:p/>
        </draw:connector>
        <draw:connector draw:style-name="gr5" draw:text-style-name="P1" draw:layer="layout" draw:type="line" svg:x1="11.706cm" svg:y1="22.506cm" svg:x2="13cm" svg:y2="24.16cm" draw:start-shape="id8" draw:start-glue-point="9" draw:end-shape="id16" draw:end-glue-point="0" svg:d="m11706 22506 1294 1654">
          <text:p/>
        </draw:connector>
        <draw:frame draw:style-name="gr4" draw:text-style-name="P2" draw:id="id17" draw:layer="layout" svg:width="1.5cm" svg:height="1.039cm" svg:x="15.8cm" svg:y="20.16cm">
          <draw:text-box>
            <text:p text:style-name="P1"><text:span text:style-name="T2">2</text:span></text:p>
            <text:p text:style-name="P1"><text:span text:style-name="T2">int</text:span></text:p>
          </draw:text-box>
        </draw:frame>
        <draw:connector draw:style-name="gr5" draw:text-style-name="P1" draw:layer="layout" draw:type="line" svg:x1="15.206cm" svg:y1="19.006cm" svg:x2="16.55cm" svg:y2="20.16cm" draw:start-shape="id7" draw:start-glue-point="9" draw:end-shape="id17" draw:end-glue-point="0" svg:d="m15206 19006 1344 1154">
          <text:p/>
        </draw:connector>
        <draw:frame draw:style-name="gr4" draw:text-style-name="P2" draw:id="id18" draw:layer="layout" svg:width="3.5cm" svg:height="1.039cm" svg:x="7.3cm" svg:y="17.56cm">
          <draw:text-box>
            <text:p text:style-name="P1"><text:span text:style-name="T2">::</text:span></text:p>
            <text:p text:style-name="P1"><text:span text:style-name="T2">int * intlist → intlist</text:span></text:p>
          </draw:text-box>
        </draw:frame>
        <draw:connector draw:style-name="gr5" draw:text-style-name="P1" draw:layer="layout" draw:type="line" svg:x1="10.492cm" svg:y1="16.306cm" svg:x2="9.05cm" svg:y2="17.56cm" draw:start-shape="id6" draw:start-glue-point="7" draw:end-shape="id18" draw:end-glue-point="0" svg:d="m10492 16306-1442 1254">
          <text:p/>
        </draw:connector>
        <draw:frame draw:style-name="gr4" draw:text-style-name="P3" draw:layer="layout" svg:width="1.4cm" svg:height="0.645cm" svg:x="15.4cm" svg:y="17.96cm">
          <draw:text-box>
            <text:p><text:span text:style-name="T2">: int</text:span></text:p>
          </draw:text-box>
        </draw:frame>
        <draw:frame draw:style-name="gr4" draw:text-style-name="P3" draw:layer="layout" svg:width="3cm" svg:height="0.645cm" svg:x="11.9cm" svg:y="21.5cm">
          <draw:text-box>
            <text:p><text:span text:style-name="T2">: int → int</text:span></text:p>
          </draw:text-box>
        </draw:frame>
        <draw:frame draw:style-name="gr4" draw:text-style-name="P2" draw:id="id19" draw:layer="layout" svg:width="1.5cm" svg:height="1.039cm" svg:x="15.4cm" svg:y="14.26cm">
          <draw:text-box>
            <text:p text:style-name="P1"><text:span text:style-name="T2">b</text:span></text:p>
            <text:p text:style-name="P1"><text:span text:style-name="T2">intlist</text:span></text:p>
          </draw:text-box>
        </draw:frame>
        <draw:connector draw:style-name="gr5" draw:text-style-name="P1" draw:layer="layout" draw:type="line" svg:x1="15.306cm" svg:y1="13.506cm" svg:x2="16.15cm" svg:y2="14.26cm" draw:start-shape="id5" draw:start-glue-point="9" draw:end-shape="id19" draw:end-glue-point="0" svg:d="m15306 13506 844 754">
          <text:p/>
        </draw:connector>
        <draw:frame draw:style-name="gr4" draw:text-style-name="P3" draw:layer="layout" svg:width="3cm" svg:height="0.645cm" svg:x="12.1cm" svg:y="15.26cm">
          <draw:text-box>
            <text:p><text:span text:style-name="T2">: intlist → intlist</text:span></text:p>
          </draw:text-box>
        </draw:frame>
        <draw:frame draw:style-name="gr4" draw:text-style-name="P3" draw:layer="layout" svg:width="1.9cm" svg:height="0.645cm" svg:x="12.2cm" svg:y="12.46cm">
          <draw:text-box>
            <text:p><text:span text:style-name="T2">intlist :</text:span></text:p>
          </draw:text-box>
        </draw:frame>
        <draw:frame draw:style-name="gr4" draw:text-style-name="P3" draw:layer="layout" svg:width="2.9cm" svg:height="0.645cm" svg:x="12.4cm" svg:y="8.8cm">
          <draw:text-box>
            <text:p><text:span text:style-name="T2">intlist * int * int :</text:span></text:p>
          </draw:text-box>
        </draw:frame>
        <draw:frame draw:style-name="gr4" draw:text-style-name="P3" draw:layer="layout" svg:width="2.9cm" svg:height="0.645cm" svg:x="2.8cm" svg:y="5.7cm">
          <draw:text-box>
            <text:p><text:span text:style-name="T2">intlist * int * int :</text:span></text:p>
          </draw:text-box>
        </draw:frame>
        <draw:frame draw:style-name="gr4" draw:text-style-name="P3" draw:layer="layout" svg:width="1.4cm" svg:height="0.645cm" svg:x="13.6cm" svg:y="5.7cm">
          <draw:text-box>
            <text:p><text:span text:style-name="T2"><text:s/></text:span><text:span text:style-name="T2">: 'b</text:span></text:p>
          </draw:text-box>
        </draw:frame>
        <draw:frame draw:style-name="gr4" draw:text-style-name="P2" draw:id="id20" draw:layer="layout" svg:width="4.4cm" svg:height="1.039cm" svg:x="8.9cm" svg:y="7.7cm">
          <draw:text-box>
            <text:p text:style-name="P1"><text:span text:style-name="T2">Control</text:span></text:p>
            <text:p text:style-name="P1"><text:span text:style-name="T2">intlist * int * int → 'b</text:span></text:p>
          </draw:text-box>
        </draw:frame>
        <draw:connector draw:style-name="gr5" draw:text-style-name="P1" draw:layer="layout" draw:type="line" svg:x1="12.292cm" svg:y1="6.706cm" svg:x2="11.1cm" svg:y2="7.7cm" draw:start-shape="id2" draw:start-glue-point="7" draw:end-shape="id20" draw:end-glue-point="0" svg:d="m12292 6706-1192 994">
          <text:p/>
        </draw:connector>
        <draw:frame draw:style-name="gr4" draw:text-style-name="P3" draw:layer="layout" svg:width="3.8cm" svg:height="0.645cm" svg:x="10.7cm" svg:y="2.66cm">
          <draw:text-box>
            <text:p><text:span text:style-name="T2"><text:s/></text:span><text:span text:style-name="T2">: intlist * int * int → 'b</text:span></text:p>
          </draw:text-box>
        </draw:frame>
        <draw:custom-shape draw:style-name="gr1" draw:text-style-name="P1" draw:id="id9" draw:layer="layout" svg:width="2cm" svg:height="2cm" svg:x="3cm" svg:y="8cm">
          <text:p text:style-name="P1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999cm" svg:y1="10cm" svg:x2="3.399cm" svg:y2="11.5cm" draw:start-shape="id9" draw:start-glue-point="8" draw:end-shape="id12" draw:end-glue-point="4" svg:d="m3999 10000-600 1500">
          <text:p/>
        </draw:connector>
        <draw:frame draw:style-name="gr4" draw:text-style-name="P3" draw:layer="layout" svg:width="1.6cm" svg:height="0.645cm" svg:x="1.6cm" svg:y="8.655cm">
          <draw:text-box>
            <text:p><text:span text:style-name="T2">intlist :</text:span></text:p>
          </draw:text-box>
        </draw:frame>
        <draw:connector draw:style-name="gr7" draw:text-style-name="P1" draw:layer="layout" draw:type="curve" draw:line-skew="0.577cm" svg:x1="4.706cm" svg:y1="9.706cm" svg:x2="15.4cm" svg:y2="14.779cm" draw:start-shape="id9" draw:start-glue-point="9" draw:end-shape="id19" draw:end-glue-point="3" svg:d="m4706 9706c9106 0 3760 5073 10694 50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n Marco Cinalli</meta:initial-creator>
    <meta:creation-date>2009-05-15T16:13:22.89</meta:creation-date>
    <dc:date>2009-05-29T11:42:05</dc:date>
    <dc:creator>Gian Marco Cinalli</dc:creator>
    <meta:editing-duration>PT00H31M48S</meta:editing-duration>
    <meta:editing-cycles>11</meta:editing-cycles>
    <meta:generator>OpenOffice.org/3.1$Linux OpenOffice.org_project/310m11$Build-9399</meta:generator>
    <meta:document-statistic meta:object-count="53"/>
  </office:meta>
</office:document-meta>
</file>